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253" officeooo:paragraph-rsid="00096253"/>
    </style:style>
    <style:style style:name="P2" style:family="paragraph" style:parent-style-name="Standard">
      <style:text-properties fo:color="#c9211e" loext:opacity="100%" officeooo:rsid="000ac930" officeooo:paragraph-rsid="000ac9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te fully documented yet : till engineering is done</text:p>
      <text:p text:style-name="P1">Database description:(on operations)</text:p>
      <text:p text:style-name="P1">[+] user has a role.</text:p>
      <text:p text:style-name="P1"/>
      <text:p text:style-name="P1">librarian*</text:p>
      <text:p text:style-name="P1">[+] user (librarian) <text:s/>add a book{book table}</text:p>
      <text:p text:style-name="P1">[+] user (librarian) approve a book {request table :approved_by (nullable)} </text:p>
      <text:p text:style-name="P1"/>
      <text:p text:style-name="P1">student*</text:p>
      <text:p text:style-name="P1">[+]user (student) makes a request {request table :user_id (required)}</text:p>
      <text:p text:style-name="P1"/>
      <text:p text:style-name="P1"><text:s/>staff*</text:p>
      <text:p text:style-name="P1">[+]user (staff) makes a request {request table :user_id (required)}</text:p>
      <text:p text:style-name="P1"/>
      <text:p text:style-name="P1">book*</text:p>
      <text:p text:style-name="P1">[+]book is borrowed <text:s/>{request table :book_id (required)}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0:25:40.606301055</meta:creation-date>
    <dc:date>2023-04-20T07:44:14.607405255</dc:date>
    <meta:editing-duration>PT11M3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63" meta:character-count="450" meta:non-whitespace-character-count="395"/>
  </office:meta>
</office:document-meta>
</file>